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4278in" style:rel-column-width="13507*"/>
    </style:style>
    <style:style style:name="Table1.B" style:family="table-column">
      <style:table-column-properties style:column-width="2.6771in" style:rel-column-width="25327*"/>
    </style:style>
    <style:style style:name="Table1.C" style:family="table-column">
      <style:table-column-properties style:column-width="2.8222in" style:rel-column-width="26701*"/>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start" style:justify-single-word="false"/>
    </style:style>
    <style:style style:name="P2" style:family="paragraph" style:parent-style-name="Table_20_Contents">
      <style:paragraph-properties fo:text-align="justify" style:justify-single-word="false"/>
      <style:text-properties fo:font-weight="bold" style:font-weight-asian="bold" style:font-weight-complex="bold"/>
    </style:style>
    <style:style style:name="P3" style:family="paragraph" style:parent-style-name="Table_20_Contents">
      <style:paragraph-properties fo:text-align="justify" style:justify-single-word="false"/>
    </style:style>
    <style:style style:name="P4" style:family="paragraph" style:parent-style-name="preformatted">
      <style:text-properties fo:font-size="9pt" style:font-size-asian="9pt" style:font-size-complex="9pt"/>
    </style:style>
    <style:style style:name="P5" style:family="paragraph" style:parent-style-name="Heading_20_1" style:master-page-name="First_20_Page">
      <style:paragraph-properties style:page-number="auto"/>
    </style:style>
    <style:style style:name="P6" style:family="paragraph" style:parent-style-name="Text_20_body" style:list-style-name="L1"/>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Other Features of the Bedework Project</text:h>
      <text:h text:style-name="Heading_20_2" text:outline-level="2">Timezone Server</text:h>
      <text:p text:style-name="Text_20_body">Timezones are an important and at times awkward feature of calendaring. There is no official registry of timezones. The closest to such a registry is the Olson database which chooses to name timezones according to their continent and nearest large city, for example America/New_York.</text:p>
      <text:h text:style-name="Heading_20_3" text:outline-level="3">System timezones</text:h>
      <text:p text:style-name="Text_20_body">Bedework provides a set of timezones, the system timezones, which are available to all users of the system. The distributed system comes with timezones derived from the Olson database but any set of timezones could be used. The administrative application provides a means for replacing the system timezones by uploading an xml formatted data file.</text:p>
      <text:h text:style-name="Heading_20_4" text:outline-level="4">Building timezone information.</text:h>
      <text:p text:style-name="Text_20_body">First we need to convert the Olson database into a set of ics files. The data itself is available from <text:a xlink:type="simple" xlink:href="ftp://elsie.nci.nih.gov/pub">ftp://elsie.nci.nih.gov/pub</text:a><text:a xlink:type="simple" xlink:href="ftp://elsie.nci.nih.gov/pub/"> </text:a></text:p>
      <text:p text:style-name="Text_20_body">The vzic program available via http://www.dachaplin.dsl.pipex.com/vzic/ is used to convert the zone information, Download and unpack the latest source and set the appropriate variables.</text:p>
      <text:p text:style-name="Text_20_body">We set them as follows:</text:p>
      <text:p text:style-name="Preformatted_20_Text">OLSON_DIR=wherever the data was unpacked.</text:p>
      <text:p text:style-name="Preformatted_20_Text">PRODUCT_ID=<text:bookmark-start text:name="DDE_LINK1"/>-//BEDEWORK//NONSGML Bedework Calendar system//US<text:bookmark-end text:name="DDE_LINK1"/></text:p>
      <text:p text:style-name="Preformatted_20_Text">TZID_PREFIX=</text:p>
      <text:p text:style-name="Text_20_body">The TZID_Prefix can be set to a value which indicates which system the timezone originated from, e.g. “/Bedework.org/”. Having built vzic (make) and run it (./vzic) a directory named zoneinfo should be built. This is copied into the bwtolls/resources directory.</text:p>
      <text:p text:style-name="Text_20_body">A copy of this generated data is available at <text:a xlink:type="simple" xlink:href="http://bedework.org/downloads/data/">http://Bedework.org/downloads/data/</text:a></text:p>
      <text:p text:style-name="Text_20_body">The next step is to convert the data into an xml form for upload. Change directory into the bwtools project and run the following (all one line) which will create a file of xml timezone information:</text:p>
      <text:p text:style-name="Preformatted_20_Text">java -cp bin/bw-tztools-3.2.jar:lib/log4j-1.2.8.jar org.Bedework.tools.timezones.Timezones -dir <text:soft-page-break/>projects/bwtools/resources/zoneinfo -f tz.xml <text:s text:c="2"/></text:p>
      <text:p text:style-name="Text_20_body">A copy of this is generated file is also available at the link above. Finally we need to replace the system timezones in the production system.</text:p>
      <text:p text:style-name="Text_20_body">Log in to the administrative client as a super user, go to “<text:a xlink:type="simple" xlink:href="http://localhost:8080/caladmin/timezones/initUpload.do?b=de">Upload and replace system timezones</text:a>“, browse to the generated timezones file, then upload.</text:p>
      <text:h text:style-name="Heading_20_2" text:outline-level="2">Bedework and CalDAV</text:h>
      <text:h text:style-name="Heading_20_3" text:outline-level="3">Summary</text:h>
      <text:p text:style-name="Text_20_body">CalDAV (rfc4791) provides a protocol for interaction between calendar clients and servers, much like iMap provides such a protocol for email. CalDAV is built on top of WebDAV which is an HTTP based protocol. As a result, CalDAV inherits all of the advantages and disadvantages of those protocols.</text:p>
      <text:p text:style-name="Text_20_body">What CalDAV adds to WebDAV is largely reporting but also some restrictions on the placement and handling of calendaring entities.</text:p>
      <text:p text:style-name="Text_20_body">WebDAV is a protocol which is oriented towards document sharing. This works well enough as long as we remember the unit of information in CalDAV is not a calendar but a calendaring entity such as an event or task.</text:p>
      <text:p text:style-name="Text_20_body">So, for example, we cannot use the PUT method to store an entire calendar consisting of many events or tasks. Nor, using GET, can we retrieve an entire calendar. Typically, to date, WebDAV sharing of calendar information has involved viewing an entire calendar as a single document which is retrieved, updated adn then stored. This is not the case with CalDAV.</text:p>
      <text:h text:style-name="Heading_20_3" text:outline-level="3">The Bedework implementation</text:h>
      <text:p text:style-name="Text_20_body">Bedework, at it's core, is not file system based, but uses a database for storage, retrieval and indexing. Events are not stored as a byte for byte image of rfc2445 calendar components but are stored in a relational database as rows and columns in tables.</text:p>
      <text:p text:style-name="Text_20_body">CalDAV is not the only method used to access the data and there exists a certain tension between the needs of the different access methods.</text:p>
      <text:p text:style-name="Text_20_body">Bedework is intended to be ultimately a complete implementation of CalDAV. At the moment we support most of the CalDAV operations. As more clients become available and more experience is gained in practical use of the protocol a practical working subset supported by all clients and servers will probably emerge.</text:p>
      <text:p text:style-name="Text_20_body"><text:soft-page-break/>The quickstart configuration has two CalDAV servers, a public unauthenticated server and the authenticated version used for personal calendars. As CalDAV is a WebDAV based protocol it is possible to retrieve appropriately permitted personal information via the unauthenticated server. This allows users to share their freebusy information with the world if they so wish.</text:p>
      <text:h text:style-name="Heading_20_3" text:outline-level="3">CalDAV clients</text:h>
      <text:p text:style-name="Text_20_body">A list of available desktop CalDAV clients is hosted at <text:a xlink:type="simple" xlink:href="http://caldav.calconnect.org/implementations/clients.html">http://caldav.calconnect.org/implementations/clients.html</text:a> by CalConnect, the The Calendaring and Scheduling Consortium.</text:p>
      <text:h text:style-name="Heading_20_3" text:outline-level="3">Unsupported features</text:h>
      <text:p text:style-name="Text_20_body">Some of these unsupported features reflect lack of support for some rfc features – others difficulty in providing support for CalDAV specific features. The list is also incomplete but over time will probably get shorter but more accurate.</text:p>
      <text:h text:style-name="Heading_20_4" text:outline-level="4">Recurrence features</text:h>
      <text:h text:style-name="Heading_20_5" text:outline-level="5">Recurrence id ranges</text:h>
      <text:p text:style-name="Text_20_body">Recurrence id ranges take the values THISANDFUTURE or THISANDPRIOR. As yet this feature is not supported and CalDAV queries or updates using this feature will have uncertain results.</text:p>
      <text:h text:style-name="Heading_20_2" text:outline-level="2">Bw and CardDAV</text:h>
      <text:p text:style-name="Text_20_body">Bedework 3.6 ships with a CardDAV server that is currently used when looking up attendees to meetings. <text:s/>We expect to use this server much more extensively in future releases to support structured locations, contacts, <text:s/>and other resources.</text:p>
      <text:h text:style-name="Heading_20_2" text:outline-level="2">Other Features</text:h>
      <text:h text:style-name="Heading_20_3" text:outline-level="3">Freebusy URL</text:h>
      <text:p text:style-name="Text_20_body">Bedework supports the use of a freebusy url to provide clients access to freebusy information. Users who wish to make their freebusy information available need to set schedule-freeebusy and read-freebusy access for the intended audience, for example to unauthenticated users, authenticated users or specific users or groups.</text:p>
      <text:p text:style-name="Text_20_body">The freebusy url is currently being worked on by a <text:s/>CalConnect technical committee which <text:soft-page-break/>will publish recommendations on request parameters and the form of the url so the implementation in Bedework may change.</text:p>
      <text:p text:style-name="Text_20_body">Currently it takes the following form for the caldav servers:</text:p>
      <text:p text:style-name="preformatted">&lt;host-and-port&gt;/&lt;context&gt;/fbsvc&lt;parameters&gt;</text:p>
      <text:p text:style-name="Text_20_body">where:</text:p>
      <text:list xml:id="list30336859" text:style-name="L1">
        <text:list-item>
          <text:p text:style-name="P6">context is one of the following in the quickstart but may differ in production:</text:p>
          <text:list>
            <text:list-item>
              <text:p text:style-name="P6">ucal for the authenticated user calendar</text:p>
            </text:list-item>
            <text:list-item>
              <text:p text:style-name="P6">cal for the public unauthenticated calendar</text:p>
            </text:list-item>
            <text:list-item>
              <text:p text:style-name="P6">ucaldav for the authenticated CalDAV server</text:p>
            </text:list-item>
            <text:list-item>
              <text:p text:style-name="P6">caldav for the unauthenticated CalDAV server</text:p>
            </text:list-item>
          </text:list>
        </text:list-item>
        <text:list-item>
          <text:p text:style-name="P6">parameters is a list of request parameters as defined below.</text:p>
        </text:list-item>
      </text:list>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Table_20_Heading">Request parameters</text:p>
          </table:table-cell>
          <table:covered-table-cell/>
          <table:covered-table-cell/>
        </table:table-row>
        <table:table-row>
          <table:table-cell table:style-name="Table1.A2" office:value-type="string">
            <text:p text:style-name="Table_20_Heading">Name</text:p>
          </table:table-cell>
          <table:table-cell table:style-name="Table1.A2" office:value-type="string">
            <text:p text:style-name="Table_20_Heading">Value</text:p>
          </table:table-cell>
          <table:table-cell table:style-name="Table1.C2" office:value-type="string">
            <text:p text:style-name="Table_20_Heading">Meaning</text:p>
          </table:table-cell>
        </table:table-row>
        <table:table-row>
          <table:table-cell table:style-name="Table1.A2" office:value-type="string">
            <text:p text:style-name="P2">user</text:p>
          </table:table-cell>
          <table:table-cell table:style-name="Table1.A2" office:value-type="string">
            <text:p text:style-name="P3">A user account e.g. testuser01</text:p>
          </table:table-cell>
          <table:table-cell table:style-name="Table1.C2" office:value-type="string">
            <text:p text:style-name="P3">A user account known to the system</text:p>
          </table:table-cell>
        </table:table-row>
        <table:table-row>
          <table:table-cell table:style-name="Table1.A2" office:value-type="string">
            <text:p text:style-name="P2">cua</text:p>
          </table:table-cell>
          <table:table-cell table:style-name="Table1.A2" office:value-type="string">
            <text:p text:style-name="P3">A calendar user address, e.g. mailto:testuser01@mysite.edu</text:p>
          </table:table-cell>
          <table:table-cell table:style-name="Table1.C2" office:value-type="string">
            <text:p text:style-name="P3">This is the form that is usually found for an attendee.</text:p>
          </table:table-cell>
        </table:table-row>
        <table:table-row>
          <table:table-cell table:style-name="Table1.A2" office:value-type="string">
            <text:p text:style-name="P2">start</text:p>
          </table:table-cell>
          <table:table-cell table:style-name="Table1.A2" office:value-type="string">
            <text:p text:style-name="P3">Start date yyyy-mm-dd</text:p>
          </table:table-cell>
          <table:table-cell table:style-name="Table1.C2" office:value-type="string">
            <text:p text:style-name="P3">Start of the period of interest</text:p>
          </table:table-cell>
        </table:table-row>
        <table:table-row>
          <table:table-cell table:style-name="Table1.A2" office:value-type="string">
            <text:p text:style-name="P2">end</text:p>
          </table:table-cell>
          <table:table-cell table:style-name="Table1.A2" office:value-type="string">
            <text:p text:style-name="P3">End date yyyy-mm-dd</text:p>
          </table:table-cell>
          <table:table-cell table:style-name="Table1.C2" office:value-type="string">
            <text:p text:style-name="P3">End of the period of interest</text:p>
          </table:table-cell>
        </table:table-row>
      </table:table>
      <text:p text:style-name="Text_20_body"/>
      <text:p text:style-name="Text_20_body">The start and end may be omitted in which case a default period of information around the current time will be returned. The period is limited internally to a reasonable value.</text:p>
      <text:p text:style-name="Text_20_body">Freebusy information is returned as a VFREEBUSY object. </text:p>
      <text:p text:style-name="Text_20_body">While the information returned may be the same from each service there are some differences in usage. Currently, the web based services only support forms based authentication, the CalDAV services support basic and digest only.</text:p>
      <text:p text:style-name="Text_20_body">An example url might be:</text:p>
      <text:p text:style-name="P4">http://myhost.edu/ucaldav/fbsvc?user=test01&amp;start=2007-09-06&amp;end=2007-09-16</text:p>
      <text:h text:style-name="Heading_20_3" text:outline-level="3"><text:soft-page-break/>Real-time scheduling </text:h>
      <text:p text:style-name="Text_20_body">This is currently under development and unsupported by most systems. Bedework allows the definition of known hosts (or more properly domains) which support realtime scheduling. When a calendar user address (CUA) is encountered which is not within the current system the default behavior is to mail the itip request to the user.</text:p>
      <text:p text:style-name="Text_20_body">However, if the domain is in the list of known systems, the sever will attempt realtime scheduling with that server. This allows us to display at least the freebusy information for a user and perhaps send a scheduling itip message and receive the respo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1"/>
      </text:list-level-style-bullet>
      <text:list-level-style-bullet text:level="5" text:style-name="Numbering_20_Symbols" text:bullet-char="•">
        <style:list-level-properties text:space-before="0.7874in" text:min-label-width="0.1555in"/>
        <style:text-properties style:font-name="StarSymbol1"/>
      </text:list-level-style-bullet>
      <text:list-level-style-bullet text:level="6" text:style-name="Numbering_20_Symbols" text:bullet-char="•">
        <style:list-level-properties text:space-before="0.9429in" text:min-label-width="0.1555in"/>
        <style:text-properties style:font-name="StarSymbol1"/>
      </text:list-level-style-bullet>
      <text:list-level-style-bullet text:level="7" text:style-name="Numbering_20_Symbols" text:bullet-char="•">
        <style:list-level-properties text:space-before="1.0988in" text:min-label-width="0.1555in"/>
        <style:text-properties style:font-name="StarSymbol1"/>
      </text:list-level-style-bullet>
      <text:list-level-style-bullet text:level="8" text:style-name="Numbering_20_Symbols" text:bullet-char="•">
        <style:list-level-properties text:space-before="1.2543in" text:min-label-width="0.1555in"/>
        <style:text-properties style:font-name="StarSymbol1"/>
      </text:list-level-style-bullet>
      <text:list-level-style-bullet text:level="9" text:style-name="Numbering_20_Symbols" text:bullet-char="•">
        <style:list-level-properties text:space-before="1.4098in" text:min-label-width="0.1555in"/>
        <style:text-properties style:font-name="StarSymbol1"/>
      </text:list-level-style-bullet>
      <text:list-level-style-bullet text:level="10" text:style-name="Numbering_20_Symbols" text:bullet-char="•">
        <style:list-level-properties text:space-before="1.5654in" text:min-label-width="0.1555in"/>
        <style:text-properties style:font-name="StarSymbol1"/>
      </text:list-level-style-bullet>
    </text:list-style>
    <text:list-style style:name="List_20_1" style:display-name="List 1">
      <text:list-level-style-bullet text:level="1" text:style-name="Bullet_20_Symbols" text:bullet-char="•">
        <style:list-level-properties text:space-before="0.5in" text:min-label-width="0.1575in"/>
        <style:text-properties style:font-name="StarSymbol1"/>
      </text:list-level-style-bullet>
      <text:list-level-style-bullet text:level="2" text:style-name="Bullet_20_Symbols" text:bullet-char="•">
        <style:list-level-properties text:space-before="0.1in" text:min-label-width="0.1575in"/>
        <style:text-properties style:font-name="StarSymbol1"/>
      </text:list-level-style-bullet>
      <text:list-level-style-bullet text:level="3" text:style-name="Bullet_20_Symbols" text:bullet-char="•">
        <style:list-level-properties text:space-before="0.15in" text:min-label-width="0.1575in"/>
        <style:text-properties style:font-name="StarSymbol1"/>
      </text:list-level-style-bullet>
      <text:list-level-style-bullet text:level="4" text:style-name="Bullet_20_Symbols" text:bullet-char="•">
        <style:list-level-properties text:space-before="0.2in" text:min-label-width="0.1575in"/>
        <style:text-properties style:font-name="StarSymbol1"/>
      </text:list-level-style-bullet>
      <text:list-level-style-bullet text:level="5" text:style-name="Bullet_20_Symbols" text:bullet-char="•">
        <style:list-level-properties text:space-before="0.25in" text:min-label-width="0.1575in"/>
        <style:text-properties style:font-name="StarSymbol1"/>
      </text:list-level-style-bullet>
      <text:list-level-style-bullet text:level="6" text:style-name="Bullet_20_Symbols" text:bullet-char="•">
        <style:list-level-properties text:space-before="0.3in" text:min-label-width="0.1575in"/>
        <style:text-properties style:font-name="StarSymbol1"/>
      </text:list-level-style-bullet>
      <text:list-level-style-bullet text:level="7" text:style-name="Bullet_20_Symbols" text:bullet-char="•">
        <style:list-level-properties text:space-before="0.35in" text:min-label-width="0.1575in"/>
        <style:text-properties style:font-name="StarSymbol1"/>
      </text:list-level-style-bullet>
      <text:list-level-style-bullet text:level="8" text:style-name="Bullet_20_Symbols" text:bullet-char="•">
        <style:list-level-properties text:space-before="0.4in" text:min-label-width="0.1575in"/>
        <style:text-properties style:font-name="StarSymbol1"/>
      </text:list-level-style-bullet>
      <text:list-level-style-bullet text:level="9" text:style-name="Bullet_20_Symbols" text:bullet-char="•">
        <style:list-level-properties text:space-before="0.45in" text:min-label-width="0.1575in"/>
        <style:text-properties style:font-name="StarSymbol1"/>
      </text:list-level-style-bullet>
      <text:list-level-style-bullet text:level="10" text:style-name="Bullet_20_Symbols" text:bullet-char="•">
        <style:list-level-properties text:space-before="0.5in" text:min-label-width="0.1575in"/>
        <style:text-properties style:font-name="StarSymbol1"/>
      </text:list-level-style-bullet>
    </text:list-style>
    <text:list-style style:name="List_20_2" style:display-name="List 2">
      <text:list-level-style-bullet text:level="1" text:style-name="Numbering_20_Symbols" text:bullet-char="–">
        <style:list-level-properties text:min-label-width="0.1181in"/>
        <style:text-properties style:font-name="StarSymbol1"/>
      </text:list-level-style-bullet>
      <text:list-level-style-bullet text:level="2" text:style-name="Numbering_20_Symbols" text:bullet-char="–">
        <style:list-level-properties text:space-before="0.1181in" text:min-label-width="0.1181in"/>
        <style:text-properties style:font-name="StarSymbol1"/>
      </text:list-level-style-bullet>
      <text:list-level-style-bullet text:level="3" text:style-name="Numbering_20_Symbols" text:bullet-char="–">
        <style:list-level-properties text:space-before="0.2362in" text:min-label-width="0.1181in"/>
        <style:text-properties style:font-name="StarSymbol1"/>
      </text:list-level-style-bullet>
      <text:list-level-style-bullet text:level="4" text:style-name="Numbering_20_Symbols" text:bullet-char="–">
        <style:list-level-properties text:space-before="0.3539in" text:min-label-width="0.1181in"/>
        <style:text-properties style:font-name="StarSymbol1"/>
      </text:list-level-style-bullet>
      <text:list-level-style-bullet text:level="5" text:style-name="Numbering_20_Symbols" text:bullet-char="–">
        <style:list-level-properties text:space-before="0.472in" text:min-label-width="0.1181in"/>
        <style:text-properties style:font-name="StarSymbol1"/>
      </text:list-level-style-bullet>
      <text:list-level-style-bullet text:level="6" text:style-name="Numbering_20_Symbols" text:bullet-char="–">
        <style:list-level-properties text:space-before="0.5902in" text:min-label-width="0.1181in"/>
        <style:text-properties style:font-name="StarSymbol1"/>
      </text:list-level-style-bullet>
      <text:list-level-style-bullet text:level="7" text:style-name="Numbering_20_Symbols" text:bullet-char="–">
        <style:list-level-properties text:space-before="0.7091in" text:min-label-width="0.1181in"/>
        <style:text-properties style:font-name="StarSymbol1"/>
      </text:list-level-style-bullet>
      <text:list-level-style-bullet text:level="8" text:style-name="Numbering_20_Symbols" text:bullet-char="–">
        <style:list-level-properties text:space-before="0.8272in" text:min-label-width="0.1181in"/>
        <style:text-properties style:font-name="StarSymbol1"/>
      </text:list-level-style-bullet>
      <text:list-level-style-bullet text:level="9" text:style-name="Numbering_20_Symbols" text:bullet-char="–">
        <style:list-level-properties text:space-before="0.9453in" text:min-label-width="0.1181in"/>
        <style:text-properties style:font-name="StarSymbol1"/>
      </text:list-level-style-bullet>
      <text:list-level-style-bullet text:level="10" text:style-name="Numbering_20_Symbols" text:bullet-char="–">
        <style:list-level-properties text:space-before="1.063in" text:min-label-width="0.1181in"/>
        <style:text-properties style:font-name="StarSymbol1"/>
      </text:list-level-style-bullet>
    </text:list-style>
    <text:list-style style:name="List_20_3" style:display-name="List 3">
      <text:list-level-style-bullet text:level="1" text:style-name="Numbering_20_Symbols" text:bullet-char="☑">
        <style:list-level-properties text:min-label-width="0.1555in"/>
        <style:text-properties style:font-name="StarSymbol1"/>
      </text:list-level-style-bullet>
      <text:list-level-style-bullet text:level="2" text:style-name="Numbering_20_Symbols" text:bullet-char="□">
        <style:list-level-properties text:space-before="0.1555in" text:min-label-width="0.1555in"/>
        <style:text-properties style:font-name="StarSymbol1"/>
      </text:list-level-style-bullet>
      <text:list-level-style-bullet text:level="3" text:style-name="Numbering_20_Symbols" text:bullet-char="☑">
        <style:list-level-properties text:min-label-width="0.1555in"/>
        <style:text-properties style:font-name="StarSymbol1"/>
      </text:list-level-style-bullet>
      <text:list-level-style-bullet text:level="4" text:style-name="Numbering_20_Symbols" text:bullet-char="□">
        <style:list-level-properties text:space-before="0.1555in" text:min-label-width="0.1555in"/>
        <style:text-properties style:font-name="StarSymbol1"/>
      </text:list-level-style-bullet>
      <text:list-level-style-bullet text:level="5" text:style-name="Numbering_20_Symbols" text:bullet-char="☑">
        <style:list-level-properties text:min-label-width="0.1555in"/>
        <style:text-properties style:font-name="StarSymbol1"/>
      </text:list-level-style-bullet>
      <text:list-level-style-bullet text:level="6" text:style-name="Numbering_20_Symbols" text:bullet-char="□">
        <style:list-level-properties text:space-before="0.1555in" text:min-label-width="0.1555in"/>
        <style:text-properties style:font-name="StarSymbol1"/>
      </text:list-level-style-bullet>
      <text:list-level-style-bullet text:level="7" text:style-name="Numbering_20_Symbols" text:bullet-char="☑">
        <style:list-level-properties text:min-label-width="0.1555in"/>
        <style:text-properties style:font-name="StarSymbol1"/>
      </text:list-level-style-bullet>
      <text:list-level-style-bullet text:level="8" text:style-name="Numbering_20_Symbols" text:bullet-char="□">
        <style:list-level-properties text:space-before="0.1555in" text:min-label-width="0.1555in"/>
        <style:text-properties style:font-name="StarSymbol1"/>
      </text:list-level-style-bullet>
      <text:list-level-style-bullet text:level="9" text:style-name="Numbering_20_Symbols" text:bullet-char="☑">
        <style:list-level-properties text:min-label-width="0.1555in"/>
        <style:text-properties style:font-name="StarSymbol1"/>
      </text:list-level-style-bullet>
      <text:list-level-style-bullet text:level="10" text:style-name="Numbering_20_Symbols" text:bullet-char="□">
        <style:list-level-properties text:space-before="0.1555in" text:min-label-width="0.1555in"/>
        <style:text-properties style:font-name="StarSymbol1"/>
      </text:list-level-style-bullet>
    </text:list-style>
    <text:list-style style:name="List_20_4" style:display-name="List 4">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list-style style:name="List_20_5" style:display-name="List 5">
      <text:list-level-style-bullet text:level="1" text:style-name="Numbering_20_Symbols" text:bullet-char="✗">
        <style:list-level-properties text:min-label-width="0.1575in"/>
        <style:text-properties style:font-name="StarSymbol1"/>
      </text:list-level-style-bullet>
      <text:list-level-style-bullet text:level="2" text:style-name="Numbering_20_Symbols" text:bullet-char="✗">
        <style:list-level-properties text:space-before="0.1579in" text:min-label-width="0.1575in"/>
        <style:text-properties style:font-name="StarSymbol1"/>
      </text:list-level-style-bullet>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10-02-25T10:21:52.36">Feb 25, 2010</text:date> <text:tab/><text:tab/>p.<text:page-number text:select-page="current">4</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10:20:22.42</meta:creation-date>
    <dc:language>en-US</dc:language>
    <meta:editing-cycles>18</meta:editing-cycles>
    <meta:editing-duration>PT27H50M38S</meta:editing-duration>
    <dc:title>BedeworkTemplate</dc:title>
    <meta:initial-creator>Arlen Johnson</meta:initial-creator>
    <dc:date>2010-02-25T10:21:52.26</dc:date>
    <dc:creator>Arlen Johnson</dc:creator>
    <meta:document-statistic meta:table-count="1" meta:image-count="0" meta:object-count="0" meta:page-count="5" meta:paragraph-count="76" meta:word-count="1196" meta:character-count="7721"/>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10-07T16:52:01"/>
  </office:meta>
</office:document-meta>
</file>